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style:contextual-spacing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1a330d" officeooo:paragraph-rsid="001a330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fix Strings</text:p>
      <text:p text:style-name="Text_20_body">Given vector of strings and a small string. You need to find all the strings in the vector which has small string as a prefix. Return the vector of required strings in a sorted manner.</text:p>
      <text:p text:style-name="Text_20_body"/>
      <text:p text:style-name="Text_20_body"><text:span text:style-name="Strong_20_Emphasis">Example:</text:span></text:p>
      <text:p text:style-name="Text_20_body"/>
      <text:p text:style-name="Text_20_body">vector&lt;string&gt; words={“abc”,”abd”,”acde”,”abe”,”aeb”,”abba”};</text:p>
      <text:p text:style-name="Text_20_body">string small=”ab”</text:p>
      <text:p text:style-name="Text_20_body"/>
      <text:p text:style-name="Text_20_body">vector&lt;string&gt; output={”abba”,“abc”,”abd”,”abe”};</text:p>
      <text:p text:style-name="P2"><text:span text:style-name="T1">Solution</text:span>: prefixStrings.cpp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9T23:46:34.017854443</meta:creation-date>
    <dc:date>2022-12-29T23:47:34.163170930</dc:date>
    <meta:editing-duration>PT1M</meta:editing-duration>
    <meta:editing-cycles>1</meta:editing-cycles>
    <meta:document-statistic meta:table-count="0" meta:image-count="0" meta:object-count="0" meta:page-count="1" meta:paragraph-count="7" meta:word-count="46" meta:character-count="360" meta:non-whitespace-character-count="321"/>
    <meta:generator>LibreOffice/7.3.7.2$Linux_X86_64 LibreOffice_project/30$Build-2</meta:generator>
  </office:meta>
</office:document-meta>
</file>